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ea3" officeooo:paragraph-rsid="00144ea3"/>
    </style:style>
    <style:style style:name="P2" style:family="paragraph" style:parent-style-name="Standard">
      <style:text-properties officeooo:rsid="0016fbe1" officeooo:paragraph-rsid="0016fbe1"/>
    </style:style>
    <style:style style:name="P3" style:family="paragraph" style:parent-style-name="Standard">
      <style:text-properties fo:font-size="12pt" officeooo:rsid="00144ea3" officeooo:paragraph-rsid="00144ea3"/>
    </style:style>
    <style:style style:name="P4" style:family="paragraph" style:parent-style-name="Standard">
      <style:text-properties officeooo:rsid="00149ef8" officeooo:paragraph-rsid="00144ea3"/>
    </style:style>
    <style:style style:name="P5" style:family="paragraph" style:parent-style-name="Standard">
      <style:text-properties officeooo:rsid="0027b4ec" officeooo:paragraph-rsid="0027b4ec"/>
    </style:style>
    <style:style style:name="P6" style:family="paragraph" style:parent-style-name="Standard">
      <style:text-properties officeooo:rsid="00144ea3" officeooo:paragraph-rsid="0016fbe1"/>
    </style:style>
    <style:style style:name="P7" style:family="paragraph" style:parent-style-name="Standard">
      <style:text-properties officeooo:rsid="001cf28a" officeooo:paragraph-rsid="001ef8cd"/>
    </style:style>
    <style:style style:name="P8" style:family="paragraph" style:parent-style-name="Standard">
      <style:text-properties officeooo:rsid="00294022" officeooo:paragraph-rsid="00294022"/>
    </style:style>
    <style:style style:name="P9" style:family="paragraph" style:parent-style-name="Standard">
      <style:text-properties fo:font-size="12pt" officeooo:rsid="00294bb7" officeooo:paragraph-rsid="00294bb7"/>
    </style:style>
    <style:style style:name="P10" style:family="paragraph" style:parent-style-name="Standard">
      <style:text-properties officeooo:rsid="002b1420" officeooo:paragraph-rsid="002b1420"/>
    </style:style>
    <style:style style:name="T1" style:family="text">
      <style:text-properties officeooo:rsid="001c5348"/>
    </style:style>
    <style:style style:name="T2" style:family="text">
      <style:text-properties officeooo:rsid="0023093c"/>
    </style:style>
    <style:style style:name="T3" style:family="text">
      <style:text-properties officeooo:rsid="00258477"/>
    </style:style>
    <style:style style:name="T4" style:family="text">
      <style:text-properties officeooo:rsid="002940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ing:</text:p>
      <text:p text:style-name="P1"/>
      <text:p text:style-name="P3">Tensorflow:</text:p>
      <text:p text:style-name="P3"/>
      <text:p text:style-name="P9">Adam optimizer – 1,2,4,6,8,10 layers</text:p>
      <text:p text:style-name="P1"/>
      <text:p text:style-name="P2">Local:</text:p>
      <text:p text:style-name="P6"/>
      <text:p text:style-name="P10">None</text:p>
      <text:p text:style-name="P1"/>
      <text:p text:style-name="P1">Todo:</text:p>
      <text:p text:style-name="P4"/>
      <text:p text:style-name="P5">Adagrad</text:p>
      <text:p text:style-name="P5"/>
      <text:p text:style-name="P5">Iris – <text:span text:style-name="T4">classification, normalize</text:span></text:p>
      <text:p text:style-name="P7">MLP with 8 layers?</text:p>
      <text:p text:style-name="P8">Mn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00:07:37.787236417</meta:creation-date>
    <dc:date>2018-09-25T00:08:17.606824118</dc:date>
    <meta:editing-duration>PT22H28M34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8" meta:character-count="134" meta:non-whitespace-character-count="124"/>
  </office:meta>
</office:document-meta>
</file>